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AF6A3641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umanUbuntu-title">
      <style:graphic-properties draw:fill-color="#ffffff" draw:auto-grow-height="true" fo:min-height="3.507cm"/>
    </style:style>
    <style:style style:name="pr2" style:family="presentation" style:parent-style-name="HumanUbuntu-subtitle">
      <style:graphic-properties draw:fill-color="#ffffff" fo:min-height="13.609cm"/>
    </style:style>
    <style:style style:name="pr3" style:family="presentation" style:parent-style-name="HumanUbuntu-notes">
      <style:graphic-properties draw:fill-color="#ffffff" draw:auto-grow-height="true" fo:min-height="13.365cm"/>
    </style:style>
    <style:style style:name="pr4" style:family="presentation" style:parent-style-name="HumanUbuntu-title">
      <style:graphic-properties fo:min-height="3.256cm"/>
    </style:style>
    <style:style style:name="pr5" style:family="presentation" style:parent-style-name="HumanUbuntu-notes">
      <style:graphic-properties draw:fill-color="#ffffff" fo:min-height="13.114cm"/>
    </style:style>
    <style:style style:name="pr6" style:family="presentation" style:parent-style-name="HumanUbuntu-title">
      <style:graphic-properties draw:auto-grow-height="true" fo:min-height="3.507cm"/>
    </style:style>
    <style:style style:name="pr7" style:family="presentation" style:parent-style-name="HumanUbuntu-outline1">
      <style:graphic-properties fo:min-height="13.609cm"/>
    </style:style>
    <style:style style:name="pr8" style:family="presentation" style:parent-style-name="HumanUbuntu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2pt"/>
    </style:style>
    <style:style style:name="P4" style:family="paragraph">
      <style:text-properties style:font-size-asian="20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7e0021" style:text-underline-style="none"/>
    </style:style>
    <style:style style:name="T4" style:family="text">
      <style:text-properties style:use-window-font-color="true" fo:font-size="32pt" fo:font-weight="bold" style:font-weight-asian="bold" style:font-weight-complex="bold"/>
    </style:style>
    <style:style style:name="T5" style:family="text">
      <style:text-properties fo:color="#666666" fo:font-size="32pt"/>
    </style:style>
    <style:style style:name="T6" style:family="text">
      <style:text-properties fo:font-size="32pt"/>
    </style:style>
    <style:style style:name="T7" style:family="text">
      <style:text-properties fo:color="#666666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fo:color="#ff0000" fo:text-shadow="none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fo:color="#0000ff"/>
    </style:style>
    <style:style style:name="T15" style:family="text">
      <style:text-properties fo:color="#999999" style:text-line-through-style="solid"/>
    </style:style>
    <style:style style:name="T16" style:family="text">
      <style:text-properties style:text-line-through-style="none"/>
    </style:style>
    <style:style style:name="T17" style:family="text">
      <style:text-properties fo:color="#000000"/>
    </style:style>
    <style:style style:name="T18" style:family="text">
      <style:text-properties fo:color="#999999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題" draw:style-name="dp1" draw:master-page-name="HumanUbuntu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Debian Policy – 5.6.12 Vers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$4 @ COSCUP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自介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$4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<text:a xlink:href="http://fourdollars.blogspot.com/">http://fourdollars.blogspot.com</text:a></text:p>
            <text:p><text:a xlink:href="http://www.plurk.com/fourdollars">http://www.plurk.com/fourdollars</text:a></text:p>
            <text:p><text:a xlink:href="mailto:fourdollars@gmail.com">fourdollars@gmail.com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工作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$4 → £<text:span text:style-name="T1">4</text:span>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英屬曼島商肯諾有限公司</text:p>
            <text:p>Canonical Limited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Ubuntu Hardware Summit 2010" draw:style-name="dp3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Ubuntu Hardware Summit 2010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3"><text:span text:style-name="T2">9</text:span><text:span text:style-name="T2">月</text:span><text:span text:style-name="T2">24</text:span><text:span text:style-name="T2">日</text:span></text:p>
            <text:p text:style-name="P3"/>
            <text:p text:style-name="P3">免費報名參加</text:p>
            <text:p text:style-name="P3"/>
            <text:p text:style-name="P3">http://www.ubuntu.com/uhs2010</text:p>
            <text:p text:style-name="P3">http://www.ubuntu.com/uhs2010-zh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大綱" draw:style-name="dp1" draw:master-page-name="HumanUbuntu" presentation:presentation-page-layout-name="AL2T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genda</text:p>
          </draw:text-box>
        </draw:frame>
        <draw:frame presentation:style-name="pr7" draw:layer="layout" svg:width="25.199cm" svg:height="17.055cm" svg:x="1.301cm" svg:y="3.5cm" presentation:class="outline" presentation:user-transformed="true">
          <draw:text-box>
            <text:list text:style-name="L2">
              <text:list-item>
                <text:p><text:span text:style-name="T3">軟體版本號碼</text:span></text:p>
                <text:list>
                  <text:list-item>
                    <text:p>Linux Kernel, Mozilla Firefox</text:p>
                  </text:list-item>
                </text:list>
              </text:list-item>
              <text:list-item>
                <text:p><text:span text:style-name="T3">Debian</text:span><text:span text:style-name="T3">版本號碼</text:span></text:p>
                <text:list>
                  <text:list-item>
                    <text:p>[epoch:]upstream_version[-debian_version]</text:p>
                  </text:list-item>
                  <text:list-item>
                    <text:p>Native Debian Package</text:p>
                  </text:list-item>
                  <text:list-item>
                    <text:p>比大小</text:p>
                  </text:list-item>
                </text:list>
              </text:list-item>
              <text:list-item>
                <text:p><text:span text:style-name="T3">Package Maintainer</text:span></text:p>
                <text:list>
                  <text:list-item>
                    <text:p>Debian Package Maintainer</text:p>
                  </text:list-item>
                  <text:list-item>
                    <text:p>Ubuntu Package Maintainer</text:p>
                  </text:list-item>
                  <text:list-item>
                    <text:p>PPA / Customized Maintainer</text:p>
                  </text:list-item>
                  <text:list-item>
                    <text:p>Non-Maintainer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軟體版本號碼" draw:style-name="dp1" draw:master-page-name="HumanUbuntu" presentation:presentation-page-layout-name="AL1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major.minor[.build[.revision]]</text:p>
            <text:p/>
            <text:p>major.minor[.maintenance[.build]]</text:p>
            <text:p/>
            <text:p>major.minor.release[.bugfix]</text:p>
            <text:p/>
            <text:p>major.minor[.bugfix]</text:p>
          </draw:text-box>
        </draw:frame>
        <draw:frame presentation:style-name="pr6" draw:layer="layout" svg:width="25.199cm" svg:height="3.507cm" svg:x="1.301cm" svg:y="0cm" presentation:class="title" presentation:user-transformed="true">
          <draw:text-box>
            <text:p>軟體版本號碼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ux Kernel before 2.6" draw:style-name="dp1" draw:master-page-name="HumanUbuntu" presentation:presentation-page-layout-name="AL1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奇數開發版號</text:p>
            <text:p>2.3.0 → 2.3.1 → … → 2.3.99-pre1 → … → 2.4.0</text:p>
            <text:p>2.5.0 → 2.5.1 → … → 2.5.75 → 2.6.0</text:p>
            <text:p/>
            <text:p>偶數穩定版號</text:p>
            <text:p>2.4.0 → 2.4.1 → … → 2.4.33 → 2.4.33.1 → …</text:p>
          </draw:text-box>
        </draw:frame>
        <draw:frame presentation:style-name="pr4" draw:layer="layout" svg:width="25.199cm" svg:height="3.256cm" svg:x="1.301cm" svg:y="0.125cm" presentation:class="title">
          <draw:text-box>
            <text:p>Linux Kernel before 2.6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ux Kernel after 2.6" draw:style-name="dp1" draw:master-page-name="HumanUbuntu" presentation:presentation-page-layout-name="AL1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2.6.0 → 2.6.1 → … → 2.6.8 → 2.6.8.1</text:p>
            <text:p/>
            <text:p>2.6.9, 2.6.10, 2.6.11 → 2.6.11.1 → …</text:p>
            <text:p/>
            <text:p>2.6.34 → 2.6.34.1 → …</text:p>
            <text:p/>
            <text:p>2.6.35-rc1 → … → 2.6.35-rc6 → … → 2.6.35</text:p>
          </draw:text-box>
        </draw:frame>
        <draw:frame presentation:style-name="pr4" draw:layer="layout" svg:width="25.199cm" svg:height="3.256cm" svg:x="1.301cm" svg:y="0.125cm" presentation:class="title">
          <draw:text-box>
            <text:p>Linux Kernel after 2.6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zilla Firefox" draw:style-name="dp1" draw:master-page-name="HumanUbuntu" presentation:presentation-page-layout-name="AL1T0">
        <office:forms form:automatic-focus="false" form:apply-design-mode="false"/>
        <draw:frame presentation:style-name="pr8" draw:layer="layout" svg:width="25.199cm" svg:height="13.86cm" svg:x="1.4cm" svg:y="4.914cm" presentation:class="subtitle">
          <draw:text-box>
            <text:p>3.6.6 → 3.6.7 → 3.6.8 → …</text:p>
            <text:p/>
            <text:p>4.0b1 → … → 4.0 → 4.0.1 → …</text:p>
          </draw:text-box>
        </draw:frame>
        <draw:frame presentation:style-name="pr4" draw:layer="layout" svg:width="25.199cm" svg:height="3.256cm" svg:x="1.301cm" svg:y="0.125cm" presentation:class="title">
          <draw:text-box>
            <text:p>Mozilla Firefox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Version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5.6.12 Vers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[epoch:]upstream_version[-debian_version]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poch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[epoch:]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><text:span text:style-name="T4">[epoch:]</text:span><text:span text:style-name="T5">upstream_version[-debian_version]</text:span></text:p>
            <text:p><text:span text:style-name="T6"/></text:p>
            <text:p><text:span text:style-name="T6">紀元</text:span></text:p>
            <text:p><text:span text:style-name="T6"/></text:p>
            <text:p><text:span text:style-name="T6">[0-9]+</text:span></text:p>
            <text:p><text:span text:style-name="T6"/></text:p>
            <text:p><text:span text:style-name="T6">從缺為零</text:span><text:span text:style-name="T6">0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ebian_version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[-debian_version]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7">[epoch:]upstream_version</text:span><text:span text:style-name="T8">[-debian_version]</text:span></text:p>
            <text:p/>
            <text:p>Debian 版本號碼</text:p>
            <text:p/>
            <text:p>[A-Za-z0-9<text:span text:style-name="T9">+.~</text:span>]+</text:p>
            <text:p/>
            <text:p><text:span text:style-name="T6">從缺為零</text:span><text:span text:style-name="T6">-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upstream_version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upstream_version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<text:span text:style-name="T7">[epoch:]</text:span><text:span text:style-name="T10">upstream_version</text:span><text:span text:style-name="T7">[-debian_version]</text:span></text:p>
            <text:p/>
            <text:p>上游軟體的版本號碼</text:p>
            <text:p/>
            <text:p>[A-Za-z0-9<text:span text:style-name="T11">+.~</text:span><text:span text:style-name="T12">:-</text:span>]+</text:p>
            <text:p/>
            <text:p>有epoch:才可以使用<text:span text:style-name="T12">:</text:span></text:p>
            <text:p><text:span text:style-name="T12"/></text:p>
            <text:p>有-debian_version才可以使用<text:span text:style-name="T12">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ux Kernel Package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Linux Kernel Packag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$ dpkg -l '*linux-image*' | grep ^ii</text:p>
            <text:p/>
            <text:p>linux-image-2.6.32-24-generic <text:span text:style-name="T13">2.6.32</text:span>-<text:span text:style-name="T14">24.38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zilla Firefox Package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zilla Firefox Packag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$ dpkg -l '*firefox*' | grep ^ii</text:p>
            <text:p/>
            <text:p>firefox <text:span text:style-name="T13">3.6.7+build2+nobinonly</text:span>-<text:span text:style-name="T14">0ubuntu0.10.04.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Native Debian Package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item>
                <text:list>
                  <text:list-header>
                    <text:p>Native Debian Package</text:p>
                  </text:list-header>
                </text:list>
              </text:list-item>
            </text:list>
          </draw:text-box>
        </draw:frame>
        <draw:frame presentation:style-name="pr2" draw:layer="layout" svg:width="25.199cm" svg:height="13.609cm" svg:x="1.4cm" svg:y="5.039cm" presentation:class="subtitle">
          <draw:text-box>
            <text:p>沒有使用[-debian_version] 的Debian Package</text:p>
            <text:p>[epoch:]upstream_version<text:span text:style-name="T15">[-debian_version]</text:span></text:p>
            <text:p><text:span text:style-name="T16"/></text:p>
            <text:p><text:span text:style-name="T16">$ dpkg -l | less</text:span></text:p>
            <text:p><text:span text:style-name="T16">dh-make 0.50</text:span></text:p>
            <text:p><text:span text:style-name="T16">debianutils 3.2.2</text:span></text:p>
            <text:p><text:span text:style-name="T16">debian-policy 3.8.4.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比大小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比大小</text:p>
          </draw:text-box>
        </draw:frame>
        <draw:frame presentation:style-name="pr2" draw:layer="layout" svg:width="25.199cm" svg:height="13.609cm" svg:x="1.4cm" svg:y="5.039cm" presentation:class="subtitle">
          <draw:text-box>
            <text:p>dpkg --compare-versions</text:p>
            <text:p>&lt;版本號&gt; &lt;比較關係&gt; &lt;版本號&gt;</text:p>
            <text:p><text:s/></text:p>
            <text:p>lt 小於 '&lt;&lt;'</text:p>
            <text:p>le 小於或等於 '&lt;='</text:p>
            <text:p>eq 等於 '='</text:p>
            <text:p>ne 不等於 '!='</text:p>
            <text:p>ge 大於或等於 '&gt;='</text:p>
            <text:p>gt 大於 '&gt;&gt;'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比三小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 &amp; A</text:p>
          </draw:text-box>
        </draw:frame>
        <draw:frame presentation:style-name="pr2" draw:layer="layout" svg:width="25.199cm" svg:height="13.609cm" svg:x="1.4cm" svg:y="5.039cm" presentation:class="subtitle">
          <draw:text-box>
            <text:p>[epoch:]upstream_version[-debian_version]</text:p>
            <text:p>[A-Za-z0-9<text:span text:style-name="T11">+.~</text:span><text:span text:style-name="T12">:-</text:span>]+</text:p>
            <text:p/>
            <text:p>3 = 0:3-0</text:p>
            <text:p/>
            <text:p><text:span text:style-name="T17">3:1 = 3:1</text:span><text:span text:style-name="T18">-0</text:span><text:span text:style-name="T17"> ? 0:3</text:span><text:span text:style-name="T18">-0</text:span><text:span text:style-name="T17"> = 3</text:span></text:p>
            <text:p><text:span text:style-name="T19">3.1 = </text:span><text:span text:style-name="T18">0:</text:span><text:span text:style-name="T19">3.1</text:span><text:span text:style-name="T18">-0</text:span><text:span text:style-name="T19"> ? </text:span><text:span text:style-name="T18">0:</text:span><text:span text:style-name="T19">3</text:span><text:span text:style-name="T18">-0</text:span><text:span text:style-name="T19"> = 3</text:span></text:p>
            <text:p><text:span text:style-name="T19">3+1 = </text:span><text:span text:style-name="T18">0:</text:span><text:span text:style-name="T19">3+1</text:span><text:span text:style-name="T18">-0</text:span><text:span text:style-name="T19"> ? </text:span><text:span text:style-name="T18">0:</text:span><text:span text:style-name="T19">3</text:span><text:span text:style-name="T18">-0</text:span><text:span text:style-name="T19"> = 3</text:span></text:p>
            <text:p><text:span text:style-name="T19">3-1 = </text:span><text:span text:style-name="T18">0:3-</text:span><text:span text:style-name="T19">1 ? </text:span><text:span text:style-name="T18">0:3-</text:span><text:span text:style-name="T19">0 = 3</text:span></text:p>
            <text:p><text:span text:style-name="T19">3~1 = </text:span><text:span text:style-name="T18">0:</text:span><text:span text:style-name="T19">3~1</text:span><text:span text:style-name="T18">-0</text:span><text:span text:style-name="T19"> ? </text:span><text:span text:style-name="T18">0:</text:span><text:span text:style-name="T19">3</text:span><text:span text:style-name="T18">-0</text:span><text:span text:style-name="T19"> = 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ux Kernel Version" draw:style-name="dp1" draw:master-page-name="HumanUbuntu" presentation:presentation-page-layout-name="AL1T0">
        <office:forms form:automatic-focus="false" form:apply-design-mode="false"/>
        <draw:frame presentation:style-name="pr8" draw:text-style-name="P3" draw:layer="layout" svg:width="25.199cm" svg:height="13.86cm" svg:x="1.4cm" svg:y="4.914cm" presentation:class="subtitle">
          <draw:text-box>
            <text:p><text:span text:style-name="T6">2.6.35-rc1 → 2.6.35~rc1</text:span></text:p>
            <text:p><text:span text:style-name="T6"/></text:p>
            <text:p><text:span text:style-name="T6">2.6.35~rc1 &lt;&lt; 2.6.35 &lt;&lt; 2.6.35-rc1 &lt;&lt; 2.6.35.1</text:span></text:p>
          </draw:text-box>
        </draw:frame>
        <draw:frame presentation:style-name="pr4" draw:layer="layout" svg:width="25.199cm" svg:height="3.256cm" svg:x="1.301cm" svg:y="0.125cm" presentation:class="title">
          <draw:text-box>
            <text:p>Linux Kernel Ver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zilla Firefox Version" draw:style-name="dp1" draw:master-page-name="HumanUbuntu" presentation:presentation-page-layout-name="AL1T0">
        <office:forms form:automatic-focus="false" form:apply-design-mode="false"/>
        <draw:frame presentation:style-name="pr8" draw:text-style-name="P3" draw:layer="layout" svg:width="25.199cm" svg:height="13.86cm" svg:x="1.4cm" svg:y="4.914cm" presentation:class="subtitle">
          <draw:text-box>
            <text:p><text:span text:style-name="T6">4.0b1 → 4.0~b1</text:span></text:p>
            <text:p><text:span text:style-name="T6"/></text:p>
            <text:p><text:span text:style-name="T6">4.0~b1 &lt;&lt; 4.0 &lt;&lt; 4.0-b1 &lt;&lt; 4.0b1 &lt;&lt; 4.0.1</text:span></text:p>
          </draw:text-box>
        </draw:frame>
        <draw:frame presentation:style-name="pr4" draw:layer="layout" svg:width="25.199cm" svg:height="3.256cm" svg:x="1.301cm" svg:y="0.125cm" presentation:class="title">
          <draw:text-box>
            <text:p>Mozilla Firefox Ver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ebian Package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bian Package Maintainer</text:p>
          </draw:text-box>
        </draw:frame>
        <draw:frame presentation:style-name="pr2" draw:layer="layout" svg:width="25.199cm" svg:height="13.609cm" svg:x="1.4cm" svg:y="5.039cm" presentation:class="subtitle">
          <draw:text-box>
            <text:p>直接打包上傳至 Debian 官方套件庫</text:p>
            <text:p/>
            <text:p>linux 2.6.35-rc1 → 2.6.35~rc1<text:span text:style-name="T19">-</text:span><text:span text:style-name="T13">1</text:span></text:p>
            <text:p>firefox 4.0b1 → 4.0~b1<text:span text:style-name="T19">-</text:span><text:span text:style-name="T13">1</text:span></text:p>
            <text:p><text:span text:style-name="T19"/></text:p>
            <text:p><text:span text:style-name="T19">debian_version</text:span><text:span text:style-name="T19">習慣上從</text:span><text:span text:style-name="T19">1</text:span><text:span text:style-name="T19">開始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Ubuntu Package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item>
                <text:list>
                  <text:list-header>
                    <text:p>Ubuntu Package Maintainer</text:p>
                  </text:list-header>
                </text:list>
              </text:list-item>
            </text:list>
          </draw:text-box>
        </draw:frame>
        <draw:frame presentation:style-name="pr2" draw:layer="layout" svg:width="25.199cm" svg:height="13.609cm" svg:x="1.4cm" svg:y="5.039cm" presentation:class="subtitle">
          <draw:text-box>
            <text:p>直接打包上傳至 Ubuntu 官方套件庫</text:p>
            <text:p>linux 2.6.35-rc1 → 2.6.35~rc1<text:span text:style-name="T19">-</text:span><text:span text:style-name="T13">0</text:span><text:span text:style-name="T14">ubuntu1</text:span></text:p>
            <text:p>firefox 4.0b1 → 4.0~b1<text:span text:style-name="T19">-</text:span><text:span text:style-name="T13">0</text:span><text:span text:style-name="T14">ubuntu1</text:span></text:p>
            <text:p><text:span text:style-name="T14"/></text:p>
            <text:p><text:span text:style-name="T19">取自 </text:span><text:span text:style-name="T19">Debian </text:span><text:span text:style-name="T19">官方套件庫加上修改</text:span></text:p>
            <text:p><text:span text:style-name="T19">linux 2.6.35-rc1 → 2.6.35~rc1-</text:span><text:span text:style-name="T13">1</text:span><text:span text:style-name="T14">ubuntu1</text:span></text:p>
            <text:p>firefox 4.0b1 → 4.0~b1<text:span text:style-name="T19">-</text:span><text:span text:style-name="T13">1</text:span><text:span text:style-name="T14">ubuntu1</text:span></text:p>
            <text:p><text:span text:style-name="T19"/></text:p>
            <text:p><text:span text:style-name="T19">0ubuntu1 &lt;&lt; 1 &lt;&lt; 1ubuntu1 &lt;&lt;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PA / Customized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item>
                <text:list>
                  <text:list-header>
                    <text:p>PPA / Customized Package</text:p>
                  </text:list-header>
                </text:list>
              </text:list-item>
            </text:list>
          </draw:text-box>
        </draw:frame>
        <draw:frame presentation:style-name="pr2" draw:layer="layout" svg:width="25.199cm" svg:height="13.903cm" svg:x="1.4cm" svg:y="4.893cm" presentation:class="subtitle" presentation:user-transformed="true">
          <draw:text-box>
            <text:p>直接打包上傳至 PPA 套件庫</text:p>
            <text:p>linux 2.6.35-rc1 → 2.6.35~rc1<text:span text:style-name="T19">-</text:span><text:span text:style-name="T13">0</text:span><text:span text:style-name="T14">ubuntu</text:span><text:span text:style-name="T13">0</text:span><text:span text:style-name="T14">ppa1</text:span></text:p>
            <text:p><text:span text:style-name="T14"/></text:p>
            <text:p><text:span text:style-name="T17">取自 </text:span><text:span text:style-name="T17">Debian </text:span><text:span text:style-name="T17">官方套件庫加上修改</text:span></text:p>
            <text:p><text:span text:style-name="T17">linux 2.6.35-rc1 → 2.6.35~rc1</text:span><text:span text:style-name="T19">-</text:span><text:span text:style-name="T13">1</text:span><text:span text:style-name="T14">ubuntu</text:span><text:span text:style-name="T13">0</text:span><text:span text:style-name="T14">ppa1</text:span></text:p>
            <text:p><text:span text:style-name="T14"/></text:p>
            <text:p><text:span text:style-name="T19">取自 </text:span><text:span text:style-name="T19">Ubuntu </text:span><text:span text:style-name="T19">官方套件庫加上修改</text:span></text:p>
            <text:p><text:span text:style-name="T17">linux 2.6.35-rc1 → 2.6.35~rc1-</text:span><text:span text:style-name="T13">1</text:span><text:span text:style-name="T14">ubuntu</text:span><text:span text:style-name="T13">1</text:span><text:span text:style-name="T14">ppa1</text:span></text:p>
            <text:p/>
            <text:p><text:span text:style-name="T20">0ubuntu0ppa1 &lt;&lt; 0ubuntu1 &lt;&lt; 0ubuntu1ppa1 &lt;&lt; 1</text:span></text:p>
            <text:p><text:span text:style-name="T20">1 &lt;&lt; 1ubuntu0ppa1 &lt;&lt; 1ubuntu1 &lt;&lt; 1ubuntu1ppa1 &lt;&lt;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Non-Maintainer Update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list text:style-name="L1">
              <text:list-item>
                <text:list>
                  <text:list-header>
                    <text:p>Non-Maintainer Update</text:p>
                  </text:list-header>
                </text:list>
              </text:list-item>
            </text:list>
          </draw:text-box>
        </draw:frame>
        <draw:frame presentation:style-name="pr2" draw:layer="layout" svg:width="25.199cm" svg:height="13.609cm" svg:x="1.4cm" svg:y="5.039cm" presentation:class="subtitle">
          <draw:text-box>
            <text:p>Native</text:p>
            <text:p>1.0.1 → 1.0.1+nmu1</text:p>
            <text:p/>
            <text:p>Upstream</text:p>
            <text:p>1.0-1 → 1.0-1+nmu1</text:p>
            <text:p/>
            <text:p>New Upstream</text:p>
            <text:p>2.0-0+nmu1</text:p>
            <text:p/>
            <text:p>Debian Bug report logs - <text:a xlink:href="http://bugs.debian.org/cgi-bin/bugreport.cgi?bug=542288">#542288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anks" draw:style-name="dp1" draw:master-page-name="HumanUbuntu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ank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CC-BY-SA</text:span></text:p>
            <text:p><text:span text:style-name="T1"/></text:p>
            <text:p><text:span text:style-name="T1">&lt;</text:span>(_::_)<text:span text:style-name="T1">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7-25T17:12:48</meta:creation-date>
    <dc:language>fi-FI</dc:language>
    <meta:editing-cycles>22</meta:editing-cycles>
    <meta:editing-duration>PT07H18M45S</meta:editing-duration>
    <meta:initial-creator>Shih-Yuan (FourDollars)</meta:initial-creator>
    <dc:date>2010-08-12T17:13:52</dc:date>
    <dc:creator>Shih-Yuan (FourDollars)</dc:creator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HumanUbuntu.otp"/>
  </office:meta>
</office:document-meta>
</file>